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rsid="0000ff3e"/>
    </style:style>
    <style:style style:name="P2" style:family="paragraph" style:parent-style-name="Text_20_body" style:list-style-name="L2">
      <style:text-properties officeooo:rsid="0000ff3e" officeooo:paragraph-rsid="0000ff3e"/>
    </style:style>
    <style:style style:name="P3" style:family="paragraph" style:parent-style-name="Text_20_body" style:list-style-name="L2">
      <style:text-properties officeooo:rsid="00011826" officeooo:paragraph-rsid="00011826"/>
    </style:style>
    <style:style style:name="P4" style:family="paragraph" style:parent-style-name="Text_20_body" style:list-style-name="L2">
      <style:text-properties officeooo:rsid="00014e61" officeooo:paragraph-rsid="00014e61"/>
    </style:style>
    <style:style style:name="P5" style:family="paragraph" style:parent-style-name="Text_20_body" style:list-style-name="L2">
      <style:text-properties officeooo:rsid="0001b242" officeooo:paragraph-rsid="0001b242"/>
    </style:style>
    <style:style style:name="P6" style:family="paragraph" style:parent-style-name="Text_20_body" style:list-style-name="L2">
      <style:text-properties officeooo:rsid="0002851e" officeooo:paragraph-rsid="0002851e"/>
    </style:style>
    <style:style style:name="P7" style:family="paragraph" style:parent-style-name="Text_20_body" style:list-style-name="L2">
      <style:text-properties officeooo:rsid="0003c4c4" officeooo:paragraph-rsid="0003c4c4"/>
    </style:style>
    <style:style style:name="P8" style:family="paragraph" style:parent-style-name="Heading_20_1">
      <style:text-properties officeooo:rsid="0000ff3e" officeooo:paragraph-rsid="0000ff3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forderungen Webdatenbankanwendung</text:p>
      <text:h text:style-name="P8" text:outline-level="1">notwendige Funktionalitäten</text:h>
      <text:list xml:id="list1091207041010596497" text:style-name="L2">
        <text:list-item>
          <text:p text:style-name="P2">Speicherung von Login-Daten, Liedern, Bewertungen und Playlists in Datenbanken</text:p>
          <text:list>
            <text:list-item>
              <text:p text:style-name="P3">Tabelle für Login-Daten: <text:span text:style-name="T1">User</text:span><text:span text:style-name="T2">, Passwort</text:span></text:p>
            </text:list-item>
            <text:list-item>
              <text:p text:style-name="P3">Tabelle für Lieder: <text:span text:style-name="T1">Id</text:span><text:span text:style-name="T2">, Titel, Interpret, Genre, Album, Erscheinungsjahr</text:span></text:p>
            </text:list-item>
            <text:list-item>
              <text:p text:style-name="P3">Tabelle für Bewertungen: <text:span text:style-name="T1">User</text:span><text:span text:style-name="T2">, Lied-Titel, Bewertung (1-5 Logos)</text:span></text:p>
            </text:list-item>
            <text:list-item>
              <text:p text:style-name="P3">Tabelle für Playlists: <text:span text:style-name="T1">Playlist-ID</text:span><text:span text:style-name="T2">, User, Liste mit Lied-Titeln</text:span></text:p>
            </text:list-item>
          </text:list>
        </text:list-item>
        <text:list-item>
          <text:p text:style-name="P2">Nutzung des MVC-Modells zur Interaktion mit dem Benutzer, evtl. Unterstützung durch AJAX</text:p>
        </text:list-item>
        <text:list-item>
          <text:p text:style-name="P2">Abspielen, Bewerten, Upload und Zusammenstellung von Songs zu Playlists, Suche von Songs(, sind Songs privat oder öffentlich?, Liedtexte)</text:p>
        </text:list-item>
        <text:list-item>
          <text:p text:style-name="P2">An-/Abmelden</text:p>
          <text:list>
            <text:list-item>
              <text:p text:style-name="P7">Registrieren, wenn noch keine Login-Daten vorhanden</text:p>
            </text:list-item>
            <text:list-item>
              <text:p text:style-name="P4">POST-Anfrage, Login-Daten mit DB abgleichen, bei Übereinstimmung Startseite laden</text:p>
            </text:list-item>
          </text:list>
        </text:list-item>
        <text:list-item>
          <text:p text:style-name="P5">(falls genug Zeit: wenn nicht angemeldet, dann Web-Radio mit zufälliger Song-Auswahl)</text:p>
        </text:list-item>
        <text:list-item>
          <text:p text:style-name="P5">Genres: Pop, Rock, EDM, R&amp;B, Schlager, Klassik, Jazz, Hip-Hop/Rap</text:p>
        </text:list-item>
        <text:list-item>
          <text:p text:style-name="P6">Multilingu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8S</meta:editing-duration>
    <meta:editing-cycles>8</meta:editing-cycles>
    <meta:generator>LibreOffice/5.0.4.2$Windows_x86 LibreOffice_project/2b9802c1994aa0b7dc6079e128979269cf95bc78</meta:generator>
    <dc:date>2016-02-22T10:00:51.266000000</dc:date>
    <meta:document-statistic meta:table-count="0" meta:image-count="0" meta:object-count="0" meta:page-count="1" meta:paragraph-count="15" meta:word-count="124" meta:character-count="923" meta:non-whitespace-character-count="828"/>
    <meta:user-defined meta:name="Info 1"/>
    <meta:user-defined meta:name="Info 2"/>
    <meta:user-defined meta:name="Info 3"/>
    <meta:user-defined meta:name="Info 4"/>
  </office:meta>
</office:document-meta>
</file>